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7D0000005DC367880C4.jpg"/>
  <manifest:file-entry manifest:media-type="image/gif" manifest:full-path="Pictures/10000200000000120000001256ED240C.gif"/>
  <manifest:file-entry manifest:media-type="image/png" manifest:full-path="Pictures/10000000000000FF0000017E157B67CA.png"/>
  <manifest:file-entry manifest:media-type="image/jpeg" manifest:full-path="Pictures/10000000000007D0000005DCD093FACE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pr1" style:family="presentation" style:parent-style-name="AOO_25_20branded_25_20template_5f_3-title">
      <style:graphic-properties draw:auto-grow-height="true" fo:min-height="3.762cm" fo:wrap-option="wrap"/>
    </style:style>
    <style:style style:name="pr2" style:family="presentation" style:parent-style-name="AOO_25_20branded_25_20template_5f_3-subtitle">
      <style:graphic-properties draw:fill-color="#ffffff" draw:auto-grow-height="true" fo:min-height="2.336cm" fo:wrap-option="wrap"/>
    </style:style>
    <style:style style:name="pr3" style:family="presentation" style:parent-style-name="AOO_25_20branded_25_20template_5f_3-notes">
      <style:graphic-properties draw:fill-color="#ffffff" draw:auto-grow-height="true" fo:min-height="12.573cm" fo:wrap-option="wrap"/>
    </style:style>
    <style:style style:name="pr4" style:family="presentation" style:parent-style-name="AOO_25_20branded_25_20template_5f_31-title">
      <style:graphic-properties draw:auto-grow-height="true" fo:min-height="3.507cm" fo:wrap-option="wrap"/>
    </style:style>
    <style:style style:name="pr5" style:family="presentation" style:parent-style-name="AOO_25_20branded_25_20template_5f_31-outline1">
      <style:graphic-properties fo:min-height="10.076cm" fo:wrap-option="wrap"/>
    </style:style>
    <style:style style:name="pr6" style:family="presentation" style:parent-style-name="AOO_25_20branded_25_20template_5f_31-notes">
      <style:graphic-properties draw:fill-color="#ffffff" draw:auto-grow-height="true" fo:min-height="12.573cm" fo:wrap-option="wrap"/>
    </style:style>
    <style:style style:name="pr7" style:family="presentation" style:parent-style-name="AOO_25_20branded_25_20template_5f_31-title">
      <style:graphic-properties fo:min-height="3.256cm"/>
    </style:style>
    <style:style style:name="pr8" style:family="presentation" style:parent-style-name="AOO_25_20branded_25_20template_5f_31-outline1">
      <style:graphic-properties fo:min-height="10.076cm"/>
    </style:style>
    <style:style style:name="pr9" style:family="presentation" style:parent-style-name="AOO_25_20branded_25_20template_5f_31-notes">
      <style:graphic-properties draw:fill-color="#ffffff" fo:min-height="12.32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style:text-outline="true" fo:font-size="66pt" fo:text-shadow="none" style:font-size-asian="66pt" style:font-size-complex="66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  <style:text-properties fo:color="#004586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style:paragraph-properties style:punctuation-wrap="simple" style:line-break="strict" style:writing-mode="lr-tb"/>
      <style:text-properties fo:color="#000000"/>
    </style:style>
    <style:style style:name="P8" style:family="paragraph">
      <style:text-properties fo:color="#4b1f6f"/>
    </style:style>
    <style:style style:name="P9" style:family="paragraph">
      <style:text-properties fo:color="#4b1f6f" fo:font-size="32pt" style:font-size-asian="32pt" style:font-size-complex="32pt"/>
    </style:style>
    <style:style style:name="P10" style:family="paragraph">
      <style:text-properties fo:color="#4b1f6f" fo:font-size="24pt" style:font-size-asian="24pt" style:font-size-complex="24pt"/>
    </style:style>
    <style:style style:name="P11" style:family="paragraph">
      <style:text-properties fo:color="#0084d1"/>
    </style:style>
    <style:style style:name="P12" style:family="paragraph"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style:text-outline="true" fo:font-size="66pt" fo:text-shadow="none" style:font-size-asian="66pt" style:font-size-complex="66pt"/>
    </style:style>
    <style:style style:name="T2" style:family="text">
      <style:text-properties fo:color="#000000" style:text-line-through-style="none" fo:font-family="Arial" fo:font-size="14pt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4586" style:text-line-through-style="none" fo:font-family="Arial" fo:font-size="32pt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Verdana" fo:font-size="24pt" fo:font-style="normal" style:text-underline-style="none" fo:font-weight="normal" style:font-family-asian="Verdana" style:font-size-asian="24pt" style:font-style-asian="normal" style:font-weight-asian="normal" style:font-family-complex="Verdana" style:font-size-complex="24pt" style:font-style-complex="normal" style:font-weight-complex="normal"/>
    </style:style>
    <style:style style:name="T5" style:family="text">
      <style:text-properties fo:color="#4b1f6f"/>
    </style:style>
    <style:style style:name="T6" style:family="text">
      <style:text-properties fo:color="#4b1f6f" style:text-line-through-style="none" fo:font-family="Arial" fo:font-size="32pt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7" style:family="text">
      <style:text-properties fo:color="#4b1f6f" style:text-line-through-style="none" fo:font-family="Arial" fo:font-size="24pt" fo:font-style="italic" style:text-underline-style="none" fo:font-weight="normal" style:font-family-asian="Arial" style:font-size-asian="24pt" style:font-style-asian="italic" style:font-weight-asian="normal" style:font-family-complex="Arial" style:font-size-complex="24pt" style:font-style-complex="italic" style:font-weight-complex="normal"/>
    </style:style>
    <style:style style:name="T8" style:family="text">
      <style:text-properties fo:color="#4b1f6f" style:text-line-through-style="none" fo:font-family="Verdana" fo:font-size="24pt" fo:font-style="normal" style:text-underline-style="none" fo:font-weight="normal" style:font-family-asian="Verdana" style:font-size-asian="24pt" style:font-style-asian="normal" style:font-weight-asian="normal" style:font-family-complex="Verdana" style:font-size-complex="24pt" style:font-style-complex="normal" style:font-weight-complex="normal"/>
    </style:style>
    <style:style style:name="T9" style:family="text">
      <style:text-properties fo:color="#4b1f6f" style:text-line-through-style="none" fo:font-family="Arial" fo:font-size="24pt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0" style:family="text">
      <style:text-properties fo:color="#4b1f6f" style:text-line-through-style="none" fo:font-family="Arial" fo:font-size="32pt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1" style:family="text">
      <style:text-properties fo:color="#4b1f6f" style:text-line-through-style="none" fo:font-family="Arial" fo:font-size="23pt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2" style:family="text">
      <style:text-properties fo:color="#4b1f6f" style:text-line-through-style="none" fo:font-family="Arial" fo:font-size="14pt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3" style:family="text">
      <style:text-properties fo:color="#0084d1"/>
    </style:style>
    <style:style style:name="T14" style:family="text">
      <style:text-properties fo:color="#000000" style:text-line-through-style="none" fo:font-family="Arial" fo:font-size="18pt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text:min-label-width="1cm" style:vertical-pos="middle" style:vertical-rel="line" fo:width="0.381cm" fo:height="0.381cm"/>
      </text:list-level-style-image>
      <text:list-level-style-image text:level="2" xlink:href="Pictures/10000200000000120000001256ED240C.gif" xlink:type="simple" xlink:show="embed" xlink:actuate="onLoad">
        <style:list-level-properties text:space-before="1cm" text:min-label-width="1cm" style:vertical-pos="middle" style:vertical-rel="line" fo:width="0.381cm" fo:height="0.381cm"/>
      </text:list-level-style-image>
      <text:list-level-style-image text:level="3" xlink:href="Pictures/10000200000000120000001256ED240C.gif" xlink:type="simple" xlink:show="embed" xlink:actuate="onLoad">
        <style:list-level-properties text:space-before="2cm" text:min-label-width="1cm" style:vertical-pos="middle" style:vertical-rel="line" fo:width="0.381cm" fo:height="0.381cm"/>
      </text:list-level-style-image>
      <text:list-level-style-image text:level="4" xlink:href="Pictures/10000200000000120000001256ED240C.gif" xlink:type="simple" xlink:show="embed" xlink:actuate="onLoad">
        <style:list-level-properties text:space-before="3cm" text:min-label-width="1cm" style:vertical-pos="middle" style:vertical-rel="line" fo:width="0.381cm" fo:height="0.381cm"/>
      </text:list-level-style-image>
      <text:list-level-style-image text:level="5" xlink:href="Pictures/10000200000000120000001256ED240C.gif" xlink:type="simple" xlink:show="embed" xlink:actuate="onLoad">
        <style:list-level-properties text:space-before="4cm" text:min-label-width="1cm" style:vertical-pos="middle" style:vertical-rel="line" fo:width="0.381cm" fo:height="0.381cm"/>
      </text:list-level-style-image>
      <text:list-level-style-image text:level="6" xlink:href="Pictures/10000200000000120000001256ED240C.gif" xlink:type="simple" xlink:show="embed" xlink:actuate="onLoad">
        <style:list-level-properties text:space-before="5cm" text:min-label-width="1cm" style:vertical-pos="middle" style:vertical-rel="line" fo:width="0.381cm" fo:height="0.381cm"/>
      </text:list-level-style-image>
      <text:list-level-style-image text:level="7" xlink:href="Pictures/10000200000000120000001256ED240C.gif" xlink:type="simple" xlink:show="embed" xlink:actuate="onLoad">
        <style:list-level-properties text:space-before="6cm" text:min-label-width="1cm" style:vertical-pos="middle" style:vertical-rel="line" fo:width="0.381cm" fo:height="0.381cm"/>
      </text:list-level-style-image>
      <text:list-level-style-image text:level="8" xlink:href="Pictures/10000200000000120000001256ED240C.gif" xlink:type="simple" xlink:show="embed" xlink:actuate="onLoad">
        <style:list-level-properties text:space-before="7cm" text:min-label-width="1cm" style:vertical-pos="middle" style:vertical-rel="line" fo:width="0.381cm" fo:height="0.381cm"/>
      </text:list-level-style-image>
      <text:list-level-style-image text:level="9" xlink:href="Pictures/10000200000000120000001256ED240C.gif" xlink:type="simple" xlink:show="embed" xlink:actuate="onLoad">
        <style:list-level-properties text:space-before="8cm" text:min-label-width="1cm" style:vertical-pos="middle" style:vertical-rel="line" fo:width="0.381cm" fo:height="0.381cm"/>
      </text:list-level-style-image>
      <text:list-level-style-image text:level="10" xlink:href="Pictures/10000200000000120000001256ED240C.gif" xlink:type="simple" xlink:show="embed" xlink:actuate="onLoad">
        <style:list-level-properties text:space-before="9cm" text:min-label-width="1cm" style:vertical-pos="middle" style:vertical-rel="line" fo:width="0.381cm" fo:height="0.381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OO_25_20branded_25_20template_5f_3" presentation:presentation-page-layout-name="AL1T0">
        <office:forms form:automatic-focus="false" form:apply-design-mode="false"/>
        <draw:frame presentation:style-name="pr1" draw:text-style-name="P2" draw:layer="layout" svg:width="16.22cm" svg:height="3.762cm" svg:x="10.88cm" svg:y="7.55cm" presentation:class="title">
          <draw:text-box>
            <text:p text:style-name="P1"><text:span text:style-name="T1">TDD</text:span></text:p>
          </draw:text-box>
        </draw:frame>
        <draw:frame presentation:style-name="pr2" draw:text-style-name="P1" draw:layer="layout" svg:width="15.822cm" svg:height="2.336cm" svg:x="10.88cm" svg:y="11.36cm" presentation:class="subtitle" presentation:user-transformed="true">
          <draw:text-box>
            <text:p text:style-name="P3"><text:span text:style-name="T2">More Tests, Less Debugging</text:span></text:p>
          </draw:text-box>
        </draw:frame>
        <presentation:notes draw:style-name="dp2">
          <draw:frame presentation:style-name="pr3" draw:text-style-name="P1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AOO_25_20branded_25_20template_5f_3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2.237cm" presentation:class="title">
          <draw:text-box>
            <text:p text:style-name="P4"><text:span text:style-name="T3">AGENDA</text:span></text:p>
          </draw:text-box>
        </draw:frame>
        <draw:frame presentation:style-name="pr5" draw:text-style-name="P7" draw:layer="layout" svg:width="25.199cm" svg:height="10.076cm" svg:x="1.27cm" svg:y="4.974cm" presentation:class="outline" presentation:user-transformed="true">
          <draw:text-box>
            <text:list text:style-name="L3">
              <text:list-item>
                <text:p text:style-name="P6"><text:span text:style-name="T4">TDD</text:span></text:p>
              </text:list-item>
              <text:list-item>
                <text:p text:style-name="P6"><text:span text:style-name="T4">Why TDD?</text:span></text:p>
              </text:list-item>
              <text:list-item>
                <text:p text:style-name="P6"><text:span text:style-name="T4">TDDing</text:span></text:p>
              </text:list-item>
              <text:list-item>
                <text:p text:style-name="P6"><text:span text:style-name="T4">Testing</text:span></text:p>
              </text:list-item>
              <text:list-item>
                <text:p text:style-name="P6"><text:span text:style-name="T4">Refactoring</text:span></text:p>
              </text:list-item>
              <text:list-item>
                <text:p text:style-name="P6"><text:span text:style-name="T4">FN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OO_25_20branded_25_20template_5f_31" presentation:presentation-page-layout-name="AL2T1">
        <office:forms form:automatic-focus="false" form:apply-design-mode="false"/>
        <draw:frame presentation:style-name="pr7" draw:text-style-name="P8" draw:layer="layout" svg:width="25.199cm" svg:height="3.256cm" svg:x="1.4cm" svg:y="2.362cm" presentation:class="title" presentation:user-transformed="true">
          <draw:text-box>
            <text:p><text:span text:style-name="T5">TDD</text:span></text:p>
          </draw:text-box>
        </draw:frame>
        <draw:frame presentation:style-name="pr8" draw:text-style-name="P9" draw:layer="layout" svg:width="25.199cm" svg:height="10.076cm" svg:x="1.4cm" svg:y="6.314cm" presentation:class="outline">
          <draw:text-box>
            <text:p text:style-name="P6"><text:span text:style-name="T6">"TDD is a design technique that drives the development process through testing"</text:span></text:p>
            <text:p text:style-name="P6"><text:span text:style-name="T6"/></text:p>
            <text:list text:style-name="L3">
              <text:list-item>
                <text:p text:style-name="P6"><text:span text:style-name="T7">Red - write test for the functionality you want to add and fail the test case.</text:span></text:p>
              </text:list-item>
              <text:list-item>
                <text:p text:style-name="P6"><text:span text:style-name="T7">Green - write minimal code to pass the test and get green.</text:span></text:p>
              </text:list-item>
              <text:list-item>
                <text:p text:style-name="P6"><text:span text:style-name="T7">Refactor - refactor the new code along with the existing cod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  <officeooo:annotation svg:x="0cm" svg:y="0cm">
          <dc:date>2012-10-13T09:28:40</dc:date>
          <text:p/>
        </officeooo:annotation>
      </draw:page>
      <draw:page draw:name="page4" draw:style-name="dp3" draw:master-page-name="AOO_25_20branded_25_20template_5f_31" presentation:presentation-page-layout-name="AL2T1">
        <office:forms form:automatic-focus="false" form:apply-design-mode="false"/>
        <draw:frame presentation:style-name="pr7" draw:text-style-name="P8" draw:layer="layout" svg:width="25.199cm" svg:height="3.256cm" svg:x="1.4cm" svg:y="2.362cm" presentation:class="title">
          <draw:text-box>
            <text:p><text:span text:style-name="T5">Why TDD ?</text:span><text:span text:style-name="T5"><text:tab/></text:span></text:p>
          </draw:text-box>
        </draw:frame>
        <draw:frame presentation:style-name="pr8" draw:text-style-name="P10" draw:layer="layout" svg:width="25.199cm" svg:height="13.113cm" svg:x="1.4cm" svg:y="6.314cm" presentation:class="outline" presentation:user-transformed="true">
          <draw:text-box>
            <text:list text:style-name="L3">
              <text:list-item>
                <text:p text:style-name="P6"><text:span text:style-name="T8">break the problem</text:span></text:p>
              </text:list-item>
              <text:list-item>
                <text:p text:style-name="P6"><text:span text:style-name="T8">better <text:s/>design</text:span></text:p>
              </text:list-item>
              <text:list-item>
                <text:p text:style-name="P6"><text:span text:style-name="T8">loosely coupled </text:span></text:p>
              </text:list-item>
              <text:list-item>
                <text:p text:style-name="P6"><text:span text:style-name="T8">living documentation</text:span></text:p>
              </text:list-item>
              <text:list-item>
                <text:p text:style-name="P6"><text:span text:style-name="T8">confidence about code</text:span></text:p>
              </text:list-item>
              <text:list-item>
                <text:p text:style-name="P6"><text:span text:style-name="T8">code testability</text:span></text:p>
              </text:list-item>
              <text:list-item>
                <text:p text:style-name="P6"><text:span text:style-name="T8">more tests and few defects </text:span></text:p>
              </text:list-item>
              <text:list-item>
                <text:p text:style-name="P6"><text:span text:style-name="T8">and also less debugging</text:span></text:p>
              </text:list-item>
            </text:list>
            <text:p text:style-name="P6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OO_25_20branded_25_20template_5f_31" presentation:presentation-page-layout-name="AL2T1">
        <office:forms form:automatic-focus="false" form:apply-design-mode="false"/>
        <draw:frame presentation:style-name="pr7" draw:text-style-name="P9" draw:layer="layout" svg:width="25.199cm" svg:height="3.256cm" svg:x="1.4cm" svg:y="2.362cm" presentation:class="title" presentation:user-transformed="true">
          <draw:text-box>
            <text:p text:style-name="P4"><text:span text:style-name="T10">TDDing</text:span></text:p>
          </draw:text-box>
        </draw:frame>
        <draw:frame presentation:style-name="pr8" draw:text-style-name="P8" draw:layer="layout" svg:width="25.199cm" svg:height="13.188cm" svg:x="1.4cm" svg:y="6.314cm" presentation:class="outline" presentation:user-transformed="true">
          <draw:text-box>
            <text:list text:style-name="L3">
              <text:list-item>
                <text:p text:style-name="P6"><text:span text:style-name="T11">Always start with a failing test</text:span></text:p>
              </text:list-item>
            </text:list>
            <text:p text:style-name="P6"><text:span text:style-name="T12"/></text:p>
            <text:list text:continue-numbering="true" text:style-name="L3">
              <text:list-item>
                <text:p text:style-name="P6"><text:span text:style-name="T11">Simplest code needed to pass the test</text:span></text:p>
              </text:list-item>
            </text:list>
            <text:p text:style-name="P6"><text:span text:style-name="T12"/></text:p>
            <text:list text:continue-numbering="true" text:style-name="L3">
              <text:list-item>
                <text:p text:style-name="P6"><text:span text:style-name="T11">Refactor</text:span></text:p>
              </text:list-item>
            </text:list>
            <text:p text:style-name="P6"><text:span text:style-name="T12"/></text:p>
            <text:list text:continue-numbering="true" text:style-name="L3">
              <text:list-item>
                <text:p text:style-name="P6"><text:span text:style-name="T11">Run test again and verify green</text:span></text:p>
              </text:list-item>
            </text:list>
            <text:p text:style-name="P6"><text:span text:style-name="T12"/></text:p>
            <text:list text:continue-numbering="true" text:style-name="L3">
              <text:list-item>
                <text:p text:style-name="P6"><text:span text:style-name="T11">Red-Green-Refactor cycle</text:span></text:p>
              </text:list-item>
            </text:list>
            <text:p text:style-name="P6"><text:span text:style-name="T12"/></text:p>
            <text:list text:continue-numbering="true" text:style-name="L3">
              <text:list-item>
                <text:p text:style-name="P6"><text:span text:style-name="T11">Pair 100% (at least at the beginn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OO_25_20branded_25_20template_5f_31" presentation:presentation-page-layout-name="AL2T1">
        <office:forms form:automatic-focus="false" form:apply-design-mode="false"/>
        <draw:frame presentation:style-name="pr7" draw:text-style-name="P9" draw:layer="layout" svg:width="25.199cm" svg:height="3.256cm" svg:x="1.4cm" svg:y="2.362cm" presentation:class="title">
          <draw:text-box>
            <text:p text:style-name="P4"><text:span text:style-name="T10">Testing</text:span></text:p>
          </draw:text-box>
        </draw:frame>
        <draw:frame presentation:style-name="pr8" draw:text-style-name="P10" draw:layer="layout" svg:width="25.199cm" svg:height="11.053cm" svg:x="1.27cm" svg:y="5.08cm" presentation:class="outline" presentation:user-transformed="true">
          <draw:text-box>
            <text:list text:style-name="L3">
              <text:list-item>
                <text:p text:style-name="P6"><text:span text:style-name="T9">Valid inputs</text:span></text:p>
              </text:list-item>
              <text:list-item>
                <text:p text:style-name="P6"><text:span text:style-name="T9">Invalid inputs</text:span></text:p>
              </text:list-item>
              <text:list-item>
                <text:p text:style-name="P6"><text:span text:style-name="T9">Exceptions</text:span></text:p>
              </text:list-item>
              <text:list-item>
                <text:p text:style-name="P6"><text:span text:style-name="T9">Boundary conditions</text:span></text:p>
              </text:list-item>
              <text:list-item>
                <text:p text:style-name="P6"><text:span text:style-name="T9">Branches of logic</text:span></text:p>
              </text:list-item>
              <text:list-item>
                <text:p text:style-name="P6"><text:span text:style-name="T9">Anything that can break</text:span></text:p>
              </text:list-item>
              <text:list-item>
                <text:p text:style-name="P6"><text:span text:style-name="T9">JUNIT</text:span></text:p>
              </text:list-item>
              <text:list-item>
                <text:p text:style-name="P6"><text:span text:style-name="T9">Mocking Frame work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OO_25_20branded_25_20template_5f_31" presentation:presentation-page-layout-name="AL2T1">
        <office:forms form:automatic-focus="false" form:apply-design-mode="false"/>
        <draw:frame presentation:style-name="pr7" draw:text-style-name="P11" draw:layer="layout" svg:width="25.199cm" svg:height="3.256cm" svg:x="1.4cm" svg:y="2.362cm" presentation:class="title" presentation:user-transformed="true">
          <draw:text-box>
            <text:p><text:span text:style-name="T13">Refactoring (First, Do No Harm. )</text:span></text:p>
          </draw:text-box>
        </draw:frame>
        <draw:frame presentation:style-name="pr8" draw:text-style-name="P10" draw:layer="layout" svg:width="25.199cm" svg:height="11.497cm" svg:x="1.4cm" svg:y="6.314cm" presentation:class="outline" presentation:user-transformed="true">
          <draw:text-box>
            <text:list text:style-name="L3">
              <text:list-header>
                <text:p text:style-name="P6"><text:span text:style-name="T9">“</text:span><text:span text:style-name="T9">A change made to the internal structure of software to make it easier to understand and cheaper to modify without changing its observable behavior - Martin Fowler”</text:span></text:p>
              </text:list-header>
              <text:list-item>
                <text:p text:style-name="P6"><text:span text:style-name="T9">Eclipse</text:span></text:p>
              </text:list-item>
              <text:list-item>
                <text:p text:style-name="P6"><text:span text:style-name="T9">Sonar report</text:span></text:p>
              </text:list-item>
              <text:list-item>
                <text:p text:style-name="P6"><text:span text:style-name="T9">Refactor to Design Patterns</text:span></text:p>
              </text:list-item>
              <text:list-item>
                <text:p text:style-name="P6"><text:span text:style-name="T9">Simplify /remove duplicate code</text:span></text:p>
              </text:list-item>
              <text:list-item>
                <text:p text:style-name="P6"><text:span text:style-name="T9"/></text:p>
              </text:list-item>
            </text:list>
            <text:p text:style-name="P6"><text:span text:style-name="T9"/></text:p>
          </draw:text-box>
        </draw:frame>
        <draw:custom-shape draw:name="Shape 96" draw:style-name="gr2" draw:text-style-name="P12" draw:layer="layout" svg:width="6.746cm" svg:height="10.106cm" svg:x="18.019cm" svg:y="8.3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OO_25_20branded_25_20template_5f_31" presentation:presentation-page-layout-name="AL2T1">
        <office:forms form:automatic-focus="false" form:apply-design-mode="false"/>
        <draw:frame presentation:style-name="pr7" draw:layer="layout" svg:width="25.199cm" svg:height="3.256cm" svg:x="1.4cm" svg:y="2.362cm" presentation:class="title">
          <draw:text-box>
            <text:p>References</text:p>
          </draw:text-box>
        </draw:frame>
        <draw:frame presentation:style-name="pr8" draw:text-style-name="P13" draw:layer="layout" svg:width="25.199cm" svg:height="10.076cm" svg:x="1.4cm" svg:y="6.314cm" presentation:class="outline">
          <draw:text-box>
            <text:list text:style-name="L3">
              <text:list-item>
                <text:p text:style-name="P6"><text:span text:style-name="T14">Chirdeep's presentation on TDD</text:span></text:p>
              </text:list-item>
              <text:list-item>
                <text:p text:style-name="P6"><text:span text:style-name="T14">http://martinfowler.com/bliki/TestDrivenDevelopment.html</text:span></text:p>
              </text:list-item>
              <text:list-item>
                <text:p text:style-name="P6"><text:span text:style-name="T14"><text:a xlink:href="http://www.agiledata.org/essays/tdd.html">http://www.agiledata.org/essays/tdd.html</text:a></text:span></text:p>
                <text:p text:style-name="P6"><text:span text:style-name="T14"/></text:p>
                <text:p text:style-name="P6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FF0000017E157B67C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AOO_25_20branded_25_20template_5f_3-background" style:display-name="AOO%20branded%20template_3-background" style:family="presentation">
      <style:graphic-properties draw:stroke="none" draw:fill="none" fo:wrap-option="no-wrap"/>
      <style:text-properties style:letter-kerning="true"/>
    </style:style>
    <style:style style:name="AOO_25_20branded_25_20template_5f_3-backgroundobjects" style:display-name="AOO%20branded%20template_3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AOO_25_20branded_25_20template_5f_3-notes" style:display-name="AOO%20branded%20template_3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OO_25_20branded_25_20template_5f_3-outline1" style:display-name="AOO%20branded%20template_3-outline1" style:family="presentation">
      <style:graphic-properties draw:stroke="none" draw:fill="none" fo:wrap-option="no-wrap">
        <text:list-style style:name="AOO_25_20branded_25_20template_5f_3-outline1" style:display-name="AOO%20branded%20template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OO_25_20branded_25_20template_5f_3-outline2" style:display-name="AOO%20branded%20template_3-outline2" style:family="presentation" style:parent-style-name="AOO_25_20branded_25_20template_5f_3-outline1">
      <style:paragraph-properties fo:margin-top="0cm" fo:margin-bottom="0.4cm"/>
      <style:text-properties fo:font-size="28pt" style:font-size-asian="28pt" style:font-size-complex="28pt"/>
    </style:style>
    <style:style style:name="AOO_25_20branded_25_20template_5f_3-outline3" style:display-name="AOO%20branded%20template_3-outline3" style:family="presentation" style:parent-style-name="AOO_25_20branded_25_20template_5f_3-outline2">
      <style:paragraph-properties fo:margin-top="0cm" fo:margin-bottom="0.3cm"/>
      <style:text-properties fo:font-size="24pt" style:font-size-asian="24pt" style:font-size-complex="24pt"/>
    </style:style>
    <style:style style:name="AOO_25_20branded_25_20template_5f_3-outline4" style:display-name="AOO%20branded%20template_3-outline4" style:family="presentation" style:parent-style-name="AOO_25_20branded_25_20template_5f_3-outline3">
      <style:paragraph-properties fo:margin-top="0cm" fo:margin-bottom="0.2cm"/>
      <style:text-properties fo:font-size="20pt" style:font-size-asian="20pt" style:font-size-complex="20pt"/>
    </style:style>
    <style:style style:name="AOO_25_20branded_25_20template_5f_3-outline5" style:display-name="AOO%20branded%20template_3-outline5" style:family="presentation" style:parent-style-name="AOO_25_20branded_25_20template_5f_3-outline4">
      <style:paragraph-properties fo:margin-top="0cm" fo:margin-bottom="0.1cm"/>
      <style:text-properties fo:font-size="20pt" style:font-size-asian="20pt" style:font-size-complex="20pt"/>
    </style:style>
    <style:style style:name="AOO_25_20branded_25_20template_5f_3-outline6" style:display-name="AOO%20branded%20template_3-outline6" style:family="presentation" style:parent-style-name="AOO_25_20branded_25_20template_5f_3-outline5">
      <style:paragraph-properties fo:margin-top="0cm" fo:margin-bottom="0.1cm"/>
      <style:text-properties fo:font-size="20pt" style:font-size-asian="20pt" style:font-size-complex="20pt"/>
    </style:style>
    <style:style style:name="AOO_25_20branded_25_20template_5f_3-outline7" style:display-name="AOO%20branded%20template_3-outline7" style:family="presentation" style:parent-style-name="AOO_25_20branded_25_20template_5f_3-outline6">
      <style:paragraph-properties fo:margin-top="0cm" fo:margin-bottom="0.1cm"/>
      <style:text-properties fo:font-size="20pt" style:font-size-asian="20pt" style:font-size-complex="20pt"/>
    </style:style>
    <style:style style:name="AOO_25_20branded_25_20template_5f_3-outline8" style:display-name="AOO%20branded%20template_3-outline8" style:family="presentation" style:parent-style-name="AOO_25_20branded_25_20template_5f_3-outline7">
      <style:paragraph-properties fo:margin-top="0cm" fo:margin-bottom="0.1cm"/>
      <style:text-properties fo:font-size="20pt" style:font-size-asian="20pt" style:font-size-complex="20pt"/>
    </style:style>
    <style:style style:name="AOO_25_20branded_25_20template_5f_3-outline9" style:display-name="AOO%20branded%20template_3-outline9" style:family="presentation" style:parent-style-name="AOO_25_20branded_25_20template_5f_3-outline8">
      <style:paragraph-properties fo:margin-top="0cm" fo:margin-bottom="0.1cm"/>
      <style:text-properties fo:font-size="20pt" style:font-size-asian="20pt" style:font-size-complex="20pt"/>
    </style:style>
    <style:style style:name="AOO_25_20branded_25_20template_5f_3-subtitle" style:display-name="AOO%20branded%20template_3-subtitle" style:family="presentation">
      <style:graphic-properties draw:stroke="none" draw:fill="none" draw:textarea-vertical-align="middle" fo:wrap-option="no-wrap">
        <text:list-style style:name="AOO_25_20branded_25_20template_5f_3-subtitle" style:display-name="AOO%20branded%20template_3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OO_25_20branded_25_20template_5f_3-title" style:display-name="AOO%20branded%20template_3-title" style:family="presentation">
      <style:graphic-properties draw:stroke="none" draw:fill="none" draw:textarea-vertical-align="middle" fo:wrap-option="no-wrap">
        <text:list-style style:name="AOO_25_20branded_25_20template_5f_3-title" style:display-name="AOO%20branded%20template_3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OO_25_20branded_25_20template_5f_31-background" style:display-name="AOO%20branded%20template_31-background" style:family="presentation">
      <style:graphic-properties draw:stroke="none" draw:fill="none" fo:wrap-option="no-wrap"/>
      <style:text-properties style:letter-kerning="true"/>
    </style:style>
    <style:style style:name="AOO_25_20branded_25_20template_5f_31-backgroundobjects" style:display-name="AOO%20branded%20template_3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AOO_25_20branded_25_20template_5f_31-notes" style:display-name="AOO%20branded%20template_3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OO_25_20branded_25_20template_5f_31-outline1" style:display-name="AOO%20branded%20template_31-outline1" style:family="presentation">
      <style:graphic-properties draw:stroke="none" draw:fill="none" fo:wrap-option="no-wrap">
        <text:list-style style:name="AOO_25_20branded_25_20template_5f_31-outline1" style:display-name="AOO%20branded%20template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OO_25_20branded_25_20template_5f_31-outline2" style:display-name="AOO%20branded%20template_31-outline2" style:family="presentation" style:parent-style-name="AOO_25_20branded_25_20template_5f_31-outline1">
      <style:paragraph-properties fo:margin-top="0cm" fo:margin-bottom="0.4cm"/>
      <style:text-properties fo:color="#111111" fo:font-size="18pt" style:font-size-asian="18pt" style:font-size-complex="18pt"/>
    </style:style>
    <style:style style:name="AOO_25_20branded_25_20template_5f_31-outline3" style:display-name="AOO%20branded%20template_31-outline3" style:family="presentation" style:parent-style-name="AOO_25_20branded_25_20template_5f_31-outline2">
      <style:paragraph-properties fo:margin-top="0cm" fo:margin-bottom="0.3cm"/>
      <style:text-properties fo:color="#111111" fo:font-size="18pt" style:font-size-asian="18pt" style:font-size-complex="18pt"/>
    </style:style>
    <style:style style:name="AOO_25_20branded_25_20template_5f_31-outline4" style:display-name="AOO%20branded%20template_31-outline4" style:family="presentation" style:parent-style-name="AOO_25_20branded_25_20template_5f_31-outline3">
      <style:paragraph-properties fo:margin-top="0cm" fo:margin-bottom="0.2cm"/>
      <style:text-properties fo:color="#111111" fo:font-size="18pt" style:font-size-asian="18pt" style:font-size-complex="18pt"/>
    </style:style>
    <style:style style:name="AOO_25_20branded_25_20template_5f_31-outline5" style:display-name="AOO%20branded%20template_31-outline5" style:family="presentation" style:parent-style-name="AOO_25_20branded_25_20template_5f_31-outline4">
      <style:paragraph-properties fo:margin-top="0cm" fo:margin-bottom="0.1cm"/>
      <style:text-properties fo:color="#111111" fo:font-size="18pt" style:font-size-asian="18pt" style:font-size-complex="18pt"/>
    </style:style>
    <style:style style:name="AOO_25_20branded_25_20template_5f_31-outline6" style:display-name="AOO%20branded%20template_31-outline6" style:family="presentation" style:parent-style-name="AOO_25_20branded_25_20template_5f_31-outline5">
      <style:paragraph-properties fo:margin-top="0cm" fo:margin-bottom="0.1cm"/>
      <style:text-properties fo:color="#111111" fo:font-size="18pt" style:font-size-asian="18pt" style:font-size-complex="18pt"/>
    </style:style>
    <style:style style:name="AOO_25_20branded_25_20template_5f_31-outline7" style:display-name="AOO%20branded%20template_31-outline7" style:family="presentation" style:parent-style-name="AOO_25_20branded_25_20template_5f_31-outline6">
      <style:paragraph-properties fo:margin-top="0cm" fo:margin-bottom="0.1cm"/>
      <style:text-properties fo:color="#111111" fo:font-size="18pt" style:font-size-asian="18pt" style:font-size-complex="18pt"/>
    </style:style>
    <style:style style:name="AOO_25_20branded_25_20template_5f_31-outline8" style:display-name="AOO%20branded%20template_31-outline8" style:family="presentation" style:parent-style-name="AOO_25_20branded_25_20template_5f_31-outline7">
      <style:paragraph-properties fo:margin-top="0cm" fo:margin-bottom="0.1cm"/>
      <style:text-properties fo:color="#111111" fo:font-size="18pt" style:font-size-asian="18pt" style:font-size-complex="18pt"/>
    </style:style>
    <style:style style:name="AOO_25_20branded_25_20template_5f_31-outline9" style:display-name="AOO%20branded%20template_31-outline9" style:family="presentation" style:parent-style-name="AOO_25_20branded_25_20template_5f_31-outline8">
      <style:paragraph-properties fo:margin-top="0cm" fo:margin-bottom="0.1cm"/>
      <style:text-properties fo:color="#111111" fo:font-size="18pt" style:font-size-asian="18pt" style:font-size-complex="18pt"/>
    </style:style>
    <style:style style:name="AOO_25_20branded_25_20template_5f_31-subtitle" style:display-name="AOO%20branded%20template_31-subtitle" style:family="presentation">
      <style:graphic-properties draw:stroke="none" draw:fill="none" draw:textarea-vertical-align="middle" fo:wrap-option="no-wrap">
        <text:list-style style:name="AOO_25_20branded_25_20template_5f_31-subtitle" style:display-name="AOO%20branded%20template_3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OO_25_20branded_25_20template_5f_31-title" style:display-name="AOO%20branded%20template_31-title" style:family="presentation">
      <style:graphic-properties draw:stroke="none" draw:fill="none" draw:textarea-vertical-align="middle" fo:wrap-option="no-wrap">
        <text:list-style style:name="AOO_25_20branded_25_20template_5f_31-title" style:display-name="AOO%20branded%20template_31-title">
          <text:list-level-style-image text:level="1" xlink:href="Pictures/10000200000000120000001256ED240C.gif" xlink:type="simple" xlink:show="embed" xlink:actuate="onLoad">
            <style:list-level-properties text:min-label-width="1cm" style:vertical-pos="middle" style:vertical-rel="line" fo:width="0.381cm" fo:height="0.381cm"/>
          </text:list-level-style-image>
          <text:list-level-style-image text:level="2" xlink:href="Pictures/10000200000000120000001256ED240C.gif" xlink:type="simple" xlink:show="embed" xlink:actuate="onLoad">
            <style:list-level-properties text:space-before="1cm" text:min-label-width="1cm" style:vertical-pos="middle" style:vertical-rel="line" fo:width="0.381cm" fo:height="0.381cm"/>
          </text:list-level-style-image>
          <text:list-level-style-image text:level="3" xlink:href="Pictures/10000200000000120000001256ED240C.gif" xlink:type="simple" xlink:show="embed" xlink:actuate="onLoad">
            <style:list-level-properties text:space-before="2cm" text:min-label-width="1cm" style:vertical-pos="middle" style:vertical-rel="line" fo:width="0.381cm" fo:height="0.381cm"/>
          </text:list-level-style-image>
          <text:list-level-style-image text:level="4" xlink:href="Pictures/10000200000000120000001256ED240C.gif" xlink:type="simple" xlink:show="embed" xlink:actuate="onLoad">
            <style:list-level-properties text:space-before="3cm" text:min-label-width="1cm" style:vertical-pos="middle" style:vertical-rel="line" fo:width="0.381cm" fo:height="0.381cm"/>
          </text:list-level-style-image>
          <text:list-level-style-image text:level="5" xlink:href="Pictures/10000200000000120000001256ED240C.gif" xlink:type="simple" xlink:show="embed" xlink:actuate="onLoad">
            <style:list-level-properties text:space-before="4cm" text:min-label-width="1cm" style:vertical-pos="middle" style:vertical-rel="line" fo:width="0.381cm" fo:height="0.381cm"/>
          </text:list-level-style-image>
          <text:list-level-style-image text:level="6" xlink:href="Pictures/10000200000000120000001256ED240C.gif" xlink:type="simple" xlink:show="embed" xlink:actuate="onLoad">
            <style:list-level-properties text:space-before="5cm" text:min-label-width="1cm" style:vertical-pos="middle" style:vertical-rel="line" fo:width="0.381cm" fo:height="0.381cm"/>
          </text:list-level-style-image>
          <text:list-level-style-image text:level="7" xlink:href="Pictures/10000200000000120000001256ED240C.gif" xlink:type="simple" xlink:show="embed" xlink:actuate="onLoad">
            <style:list-level-properties text:space-before="6cm" text:min-label-width="1cm" style:vertical-pos="middle" style:vertical-rel="line" fo:width="0.381cm" fo:height="0.381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7cm" text:min-label-width="1cm" style:vertical-pos="middle" style:vertical-rel="line" fo:width="0.381cm" fo:height="0.381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8cm" text:min-label-width="1cm" style:vertical-pos="middle" style:vertical-rel="line" fo:width="0.381cm" fo:height="0.381cm"/>
          </text:list-level-style-image>
          <text:list-level-style-image text:level="10" xlink:href="Pictures/10000200000000120000001256ED240C.gif" xlink:type="simple" xlink:show="embed" xlink:actuate="onLoad">
            <style:list-level-properties text:space-before="9cm" text:min-label-width="1cm" style:vertical-pos="middle" style:vertical-rel="line" fo:width="0.381cm" fo:height="0.381cm"/>
          </text:list-level-style-image>
        </text:list-style>
      </style:graphic-properties>
      <style:paragraph-properties fo:text-align="start"/>
      <style:text-properties fo:color="#33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OO_25_20branded_25_20template_5f_3-backgroundobjects">
      <style:graphic-properties draw:stroke="none" draw:fill="none" draw:auto-grow-height="false" fo:min-height="1.449cm" fo:wrap-option="wrap"/>
    </style:style>
    <style:style style:name="Mpr2" style:family="presentation" style:parent-style-name="AOO_25_20branded_25_20template_5f_3-backgroundobjects">
      <style:graphic-properties draw:stroke="none" draw:fill="none" draw:auto-grow-height="false" fo:min-height="1.397cm" fo:wrap-option="wrap"/>
    </style:style>
    <style:style style:name="Mpr3" style:family="presentation" style:parent-style-name="AOO_25_20branded_25_20template_5f_3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AOO_25_20branded_25_20template_5f_31-backgroundobjects">
      <style:graphic-properties draw:stroke="none" draw:fill="none" draw:auto-grow-height="false" fo:min-height="1.449cm" fo:wrap-option="wrap"/>
    </style:style>
    <style:style style:name="Mpr5" style:family="presentation" style:parent-style-name="AOO_25_20branded_25_20template_5f_31-backgroundobjects">
      <style:graphic-properties draw:stroke="none" draw:fill="none" draw:auto-grow-height="false" fo:min-height="1.397cm" fo:wrap-option="wrap"/>
    </style:style>
    <style:style style:name="Mpr6" style:family="presentation" style:parent-style-name="AOO_25_20branded_25_20template_5f_3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OO_25_20branded_25_20template_5f_3" style:display-name="AOO%20branded%20template_3" style:page-layout-name="PM1" draw:style-name="Mdp1">
      <draw:frame draw:style-name="Mgr3" draw:text-style-name="MP3" draw:layer="backgroundobjects" svg:width="28cm" svg:height="21cm" svg:x="0cm" svg:y="0cm">
        <draw:image xlink:href="Pictures/10000000000007D0000005DC367880C4.jpg" xlink:type="simple" xlink:show="embed" xlink:actuate="onLoad">
          <text:p/>
        </draw:image>
      </draw:frame>
      <draw:frame presentation:style-name="AOO_25_20branded_25_20template_5f_3-title" draw:layer="backgroundobjects" svg:width="16.22cm" svg:height="3.761cm" svg:x="10.88cm" svg:y="7.55cm" presentation:class="title" presentation:placeholder="true">
        <draw:text-box/>
      </draw:frame>
      <draw:frame presentation:style-name="AOO_25_20branded_25_20template_5f_3-subtitle" draw:layer="backgroundobjects" svg:width="15.822cm" svg:height="2.335cm" svg:x="10.88cm" svg:y="11.36cm" presentation:class="subtitle" presentation:placeholder="true">
        <draw:text-box/>
      </draw:frame>
      <draw:frame presentation:style-name="Mpr1" draw:text-style-name="MP1" draw:layer="backgroundobjects" svg:width="4.66cm" svg:height="1.448cm" svg:x="7.5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5.62cm" svg:height="1.448cm" svg:x="14.265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5.009cm" svg:height="1.448cm" svg:x="22.09cm" svg:y="19.4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OO_25_20branded_25_20template_5f_3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AOO_25_20branded_25_20template_5f_3-title" draw:layer="backgroundobjects" svg:width="13.968cm" svg:height="10.476cm" svg:x="3.81cm" svg:y="2.123cm" presentation:class="page"/>
        <draw:frame presentation:style-name="AOO_25_20branded_25_20template_5f_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OO_25_20branded_25_20template_5f_31" style:display-name="AOO%20branded%20template_31" style:page-layout-name="PM1" draw:style-name="Mdp1">
      <draw:frame draw:style-name="Mgr3" draw:text-style-name="MP3" draw:layer="backgroundobjects" svg:width="28cm" svg:height="21cm" svg:x="0cm" svg:y="0cm">
        <draw:image xlink:href="Pictures/10000000000007D0000005DCD093FACE.jpg" xlink:type="simple" xlink:show="embed" xlink:actuate="onLoad">
          <text:p/>
        </draw:image>
      </draw:frame>
      <draw:frame presentation:style-name="AOO_25_20branded_25_20template_5f_31-title" draw:layer="backgroundobjects" svg:width="25.199cm" svg:height="3.506cm" svg:x="1.4cm" svg:y="2.237cm" presentation:class="title" presentation:placeholder="true">
        <draw:text-box/>
      </draw:frame>
      <draw:frame presentation:style-name="AOO_25_20branded_25_20template_5f_31-outline1" draw:layer="backgroundobjects" svg:width="25.199cm" svg:height="10.326cm" svg:x="1.4cm" svg:y="6.314cm" presentation:class="outline" presentation:placeholder="true">
        <draw:text-box/>
      </draw:frame>
      <draw:frame presentation:style-name="Mpr4" draw:text-style-name="MP1" draw:layer="backgroundobjects" svg:width="4.66cm" svg:height="1.448cm" svg:x="7.501cm" svg:y="19.4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5.62cm" svg:height="1.448cm" svg:x="14.266cm" svg:y="19.431cm" presentation:class="footer" presentation:user-transformed="true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5.009cm" svg:height="1.448cm" svg:x="22.091cm" svg:y="19.431cm" presentation:class="page-number" presentation:user-transformed="true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OO_25_20branded_25_20template_5f_31-title" draw:layer="backgroundobjects" svg:width="13.968cm" svg:height="10.476cm" svg:x="3.81cm" svg:y="2.123cm" presentation:class="page"/>
        <draw:frame presentation:style-name="AOO_25_20branded_25_20template_5f_3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3T14:35:21.04</meta:creation-date>
    <meta:editing-duration>PT3H29M45S</meta:editing-duration>
    <meta:editing-cycles>16</meta:editing-cycles>
    <meta:generator>OpenOffice.org/3.4.1$Win32 OpenOffice.org_project/341m1$Build-9593</meta:generator>
    <dc:subject>Apache OpenOffice Presentation Template-3</dc:subject>
    <dc:title>Apache OpenOffice Presentation Template-3</dc:title>
    <dc:description>This is a template for Apache OpenOffice promotion. 

Background design by Yun Chao Xu. Template implementation by Xin Li.

2012/5/17</dc:description>
    <meta:keyword>Apache OpenOffice business</meta:keyword>
    <dc:date>2013-05-08T12:35:11.43</dc:date>
    <meta:document-statistic meta:object-count="68"/>
    <meta:user-defined meta:name="License">&lt;a href="http://templates.services.openoffice.org/bsd-license"&gt;BSD&lt;/a&gt; </meta:user-defined>
  </office:meta>
</office:document-meta>
</file>